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ien évidemment, le second hurluberlu ne se donne pas la peine de répondre à ma question. J'imagine que des présentations en bonne et due forme sont trop demandé également ? Arrêtez-moi si je me trompe, mais je crois que le respect du protocole et de la bienséance la plus élémentaire se perd d'année en année. Cette jeunesse ne respecte décidément plus rien. Je dois cependant leur reconnaître une certaine audace. Attaquer une élue en plein milieu d'un festival, il fallait oser. Bien sûr, le fait que la majorité des soldats de Vollheim soit très accaparée par la grande chasse nuance ce tour de force. De même que le fait que j'ai volontairement semé mon escorte dans le dédale de stands dudit festival pour avoir [i]un peu d'air[/i].</text:p>
      <text:p text:style-name="Standard"/>
      <text:p text:style-name="Standard">Ouais, bon. Oubliez ce que j'ai dit.</text:p>
      <text:p text:style-name="Standard"/>
      <text:p text:style-name="Standard">Alors que son collègue s'évertue à, lui aussi, [i]avoir un peu d'air[/i] -dans un sens bien plus littéral cette fois-ci- dans un raclement fort peu élégant -nouvelle démonstration de leur manque criant de savoir-vivre-, l'homme qui me fait face réalise qu'il ne peut plus compter sur l'effet de surprise -courtoisie de mon « ange gardien »- et se jette sur moi dans un assaut bien trop confus pour me prendre à revers. Eh bien, si c'est sur ces clowns que les gens qui en veulent à ma peau comptent pour accomplir leur basse besogne, ils sont soit [i]très optimistes[/i], soit [i]trop pauvres[/i] pour s'offrir de meilleurs services. Dans les deux cas, il est extrêmement vexant de se voir sous-estimer de la sorte.</text:p>
      <text:p text:style-name="Standard"/>
      <text:p text:style-name="Standard">Alors que, joignant le geste à la pensée, je pare sans difficulté l'attaque nonchalante de l'assassin -s'il mérite seulement d'être qualifié ainsi-, l'étrange voix résonne à nouveau dans mon esprit. Instinctivement, je scrute l'allée à la recherche de son origine. Ma paupière cligne alors que l'irritation me gagne. On a pas idée d'investir ainsi le cerveau des gens sans leur demander leur avis. « &lt;d15&gt;Il va falloir que cela cesse.&lt;/d15&gt; » Pensé-je à voix haute. Enfin plutôt à pensée haute, au cas où la voix dans ma tête entende mes songes. Une chose est sûre, il ne s'agit pas de Naelim. Pour avoir déjà eu l'insigne honneur d'être en contact avec, je peux vous assurer que le ton du Dieu de la Colère n'a rien à voir. J'ai donc simplement quelqu'un qui parle dans ma tête.</text:p>
      <text:p text:style-name="Standard"/>
      <text:p text:style-name="Standard">Je ne suis pas folle vous savez.</text:p>
      <text:p text:style-name="Standard"/>
      <text:p text:style-name="Standard">Ce moment d'intense réflexion spirituelle me vaudra de ne pas faire assez attention aux paroles que la voix en question m'a destinées. Ainsi, lorsque l'ombre sur le toit se met en action, je ne suis pas [i]du tout[/i] en conditions pour y réagir. Et quand la silhouette d'un troisième homme tombe de son perchoir pour me tomber dessus, je ne réagis que trop tard et me retrouve à mon tour plaquée au sol, dans un râle de douleur alors que tout son poids pèse sur ma cage thoracique.</text:p>
      <text:p text:style-name="Standard"/>
      <text:p text:style-name="Standard">&lt;d1&gt;-Fait chier.&lt;/d1&gt;</text:p>
      <text:p text:style-name="Standard"/>
      <text:p text:style-name="Standard">La douleur emplit ma poitrine alors que je tente avec grand peine de me relever. Le souffle court, je vois des petites constellations danser sous mes yeux. J'ai très clairement perdu l'avantage.</text:p>
      <text:p>Bien. Ma fouineuse a au moins le bon goût de s'excuser platement et de m'offrir la révérence à laquelle mon rang me permet de prétendre. Cela n'excuse pas son ignorance, mais ça a au moins le mérite de rétablir le rapport d'autorité entre nous. Ma langue claque presque machinalement contre mon palais. Il faudra bien plus qu'une courbette pour mettre fin à l'irritation qui me gagne. Mais voyons un peu ce que grande fille a à répondre à mes autres questions. Et elle n'en a peut-être pas encore conscience, mais la Dépéris marche déjà sur des œufs.</text:p>
      <text:p text:style-name="Standard"/>
      <text:p text:style-name="Standard">Elle n'est pas venue à des fins politiques ? Eh bien tant pis pour elle.</text:p>
      <text:p text:style-name="Standard"/>
      <text:p text:style-name="Standard">Mon regard se teinte d'une lueur de surprise à l'évocation de l'élu de l'humilité. En voilà une autre. J'apprends par la même occasion le nom du bienheureux élu. Ou plutôt, je réapprends. J'avais eu vent de la mort du précédent représentant de Seatur, il y a quelques mois de cela, mais le nom de son remplaçant m'était sorti de la tête à une vitesse étonnante. Voyez-vous, je porte d'ordinaire beaucoup d'attention à la politique internationale -c'est mon boulot, me direz-vous-, mais ces derniers temps nous avons eu tant à faire à Vollheim que je n'ai pas de temps à consacrer à ce qu'il se passe littéralement à l'autre bout du monde. Ainsi donc même les élus de Clara Nocte ont fait le déplacement pour le festival ?</text:p>
      <text:p text:style-name="Standard"/>
      <text:p text:style-name="Standard">Et ils disent pas bonjour.</text:p>
      <text:p text:style-name="Standard"/>
      <text:p text:style-name="Standard">Puis elle se lance dans la justification de son geste. Et c'est l'accident.</text:p>
      <text:p text:style-name="Standard"/>
      <text:p text:style-name="Standard">&lt;d1&gt;-Donc vous pensez que je n'aurais pas pu me débarr-&lt;/d1&gt;</text:p>
      <text:p text:style-name="Standard"/>
      <text:p text:style-name="Standard">Accident qu'Anamaria désamorce aussi vite que possible. Coup de chance ou louche anticipation, difficile à dire. Mes yeux se plissent alors que je lui lance un regard suspicieux. Est-ce que par le plus grand des hasards les pouvoirs de télépathie de madame ne lui permettrait pas également de lire ce qu'il se passe dans mon esprit ? Si vous voulez mon avis, il ne vaudrait mieux pas pour elle. Si non, c'est qu'elle sait visiblement faire preuve d'une diplomatie remarquable. Un bon point pour la petite. Enfin petite... De vous à moi, je me trouve presque énervée de ne pas pouvoir m'énerver après elle. J'émets quelques doutes quant au fait que cela soit un signe d'équilibre mental. Mon œil tressaille.</text:p>
      <text:p text:style-name="Standard"/>
      <text:p text:style-name="Standard">&lt;d1&gt;-Humpf. Pour la prochaine fois, sachez que je peux me défendre seule. Je pense que les personnes en mesure de me battre en duel présentes à ce festival se comptent sur les doigts d'une main.&lt;/d1&gt; Je marque une pause. &lt;d1&gt;Non, je n'ai pas l'honneur de connaître monsieur Dänerick. Mais dites-moi... Jusqu'à preuve du contraire, c'est Clara Nocte qui héberge l'élu de l'humilité. Depuis quand les Dépéris s'acoquinent avec ces esclaves de la technologie aux oreilles pointues ?&lt;/d1&gt; Nouvelle pause. &lt;d1&gt;Et donc vous êtes venue dans le seul but d'accompagner à des festivités l'élu d'un pays qui opprime le vôtre ?&lt;/d1&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9-15T19:00:34.91</meta:creation-date>
    <dc:date>2023-09-27T20:10:39.27</dc:date>
    <meta:editing-duration>PT1H28M57S</meta:editing-duration>
    <meta:editing-cycles>325</meta:editing-cycles>
    <meta:generator>OpenOffice/4.1.13$Win32 OpenOffice.org_project/4113m1$Build-9810</meta:generator>
    <meta:document-statistic meta:table-count="0" meta:image-count="0" meta:object-count="0" meta:page-count="2" meta:paragraph-count="16" meta:word-count="1008" meta:character-count="5827"/>
  </office:meta>
</office:document-meta>
</file>